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fo:language="de" fo:country="D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.101cm"/>
      <style:text-properties fo:language="de" fo:country="DE" style:font-size-asian="10.5pt"/>
    </style:style>
    <style:style style:name="P5" style:family="paragraph" style:parent-style-name="Standard"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.101cm"/>
      <style:text-properties fo:language="de" fo:country="DE" fo:font-weight="bold" style:font-size-asian="10.5pt" style:font-weight-asian="bold" style:font-weight-complex="bold"/>
    </style:style>
    <style:style style:name="P7" style:family="paragraph" style:parent-style-name="Standard">
      <style:paragraph-properties fo:margin-top="0cm" fo:margin-bottom="0.101cm"/>
      <style:text-properties fo:language="de" fo:country="DE" style:font-size-asian="10.5pt"/>
    </style:style>
    <style:style style:name="P8" style:family="paragraph" style:parent-style-name="Standard" style:list-style-name="L1">
      <style:paragraph-properties fo:margin-top="0cm" fo:margin-bottom="0.101cm"/>
      <style:text-properties fo:language="de" fo:country="DE" style:font-size-asian="10.5pt"/>
    </style:style>
    <style:style style:name="P9" style:family="paragraph" style:parent-style-name="Standard" style:list-style-name="L2">
      <style:paragraph-properties fo:margin-top="0cm" fo:margin-bottom="0.101cm"/>
      <style:text-properties fo:language="de" fo:country="DE" style:font-size-asian="10.5pt"/>
    </style:style>
    <style:style style:name="P10" style:family="paragraph" style:parent-style-name="Standard" style:list-style-name="L3">
      <style:paragraph-properties fo:margin-top="0cm" fo:margin-bottom="0.101cm"/>
      <style:text-properties fo:language="de" fo:country="DE" style:font-size-asian="10.5pt"/>
    </style:style>
    <style:style style:name="P11" style:family="paragraph" style:parent-style-name="Standard" style:list-style-name="L4">
      <style:paragraph-properties fo:margin-top="0cm" fo:margin-bottom="0.101cm"/>
      <style:text-properties fo:language="de" fo:country="DE" style:font-size-asian="10.5pt"/>
    </style:style>
    <style:style style:name="P12" style:family="paragraph" style:parent-style-name="Standard" style:list-style-name="L5">
      <style:paragraph-properties fo:margin-top="0cm" fo:margin-bottom="0.101cm"/>
      <style:text-properties fo:language="de" fo:country="DE" style:font-size-asian="10.5pt"/>
    </style:style>
    <style:style style:name="P13" style:family="paragraph" style:parent-style-name="Standard" style:list-style-name="L6">
      <style:paragraph-properties fo:margin-top="0cm" fo:margin-bottom="0.101cm"/>
      <style:text-properties fo:language="de" fo:country="DE" style:font-size-asian="10.5pt"/>
    </style:style>
    <style:style style:name="P14" style:family="paragraph" style:parent-style-name="Standard" style:list-style-name="L7">
      <style:paragraph-properties fo:margin-top="0cm" fo:margin-bottom="0.101cm"/>
      <style:text-properties fo:language="de" fo:country="DE" style:font-size-asian="10.5pt"/>
    </style:style>
    <style:style style:name="P15" style:family="paragraph" style:parent-style-name="Standard" style:list-style-name="L8">
      <style:paragraph-properties fo:margin-top="0cm" fo:margin-bottom="0.101cm"/>
      <style:text-properties fo:language="de" fo:country="DE" style:font-size-asian="10.5pt"/>
    </style:style>
    <style:style style:name="P16" style:family="paragraph" style:parent-style-name="Standard" style:list-style-name="L9">
      <style:paragraph-properties fo:margin-top="0cm" fo:margin-bottom="0.101cm"/>
      <style:text-properties fo:language="de" fo:country="DE" style:font-size-asian="10.5pt"/>
    </style:style>
    <style:style style:name="P17" style:family="paragraph" style:parent-style-name="Standard" style:list-style-name="L13">
      <style:paragraph-properties fo:margin-top="0cm" fo:margin-bottom="0.101cm"/>
      <style:text-properties fo:language="de" fo:country="DE" style:font-size-asian="10.5pt"/>
    </style:style>
    <style:style style:name="P18" style:family="paragraph" style:parent-style-name="Standard" style:list-style-name="L14">
      <style:paragraph-properties fo:margin-top="0cm" fo:margin-bottom="0.101cm"/>
      <style:text-properties fo:language="de" fo:country="DE" style:font-size-asian="10.5pt"/>
    </style:style>
    <style:style style:name="P19" style:family="paragraph" style:parent-style-name="Standard" style:list-style-name="L15">
      <style:paragraph-properties fo:margin-top="0cm" fo:margin-bottom="0.101cm"/>
      <style:text-properties fo:language="de" fo:country="DE" style:font-size-asian="10.5pt"/>
    </style:style>
    <style:style style:name="P20" style:family="paragraph" style:parent-style-name="Standard" style:list-style-name="L17">
      <style:paragraph-properties fo:margin-top="0cm" fo:margin-bottom="0.101cm"/>
      <style:text-properties fo:language="de" fo:country="DE" style:font-size-asian="10.5pt"/>
    </style:style>
    <style:style style:name="P21" style:family="paragraph" style:parent-style-name="Standard" style:list-style-name="L2">
      <style:paragraph-properties fo:margin-top="0cm" fo:margin-bottom="0.101cm"/>
    </style:style>
    <style:style style:name="P22" style:family="paragraph" style:parent-style-name="Standard" style:list-style-name="L1">
      <style:paragraph-properties fo:margin-top="0cm" fo:margin-bottom="0.101cm"/>
    </style:style>
    <style:style style:name="P23" style:family="paragraph" style:parent-style-name="Standard" style:list-style-name="L12">
      <style:paragraph-properties fo:margin-top="0cm" fo:margin-bottom="0.101cm"/>
    </style:style>
    <style:style style:name="P24" style:family="paragraph" style:parent-style-name="Standard" style:list-style-name="L15">
      <style:paragraph-properties fo:margin-top="0cm" fo:margin-bottom="0.101cm"/>
    </style:style>
    <style:style style:name="P25" style:family="paragraph" style:parent-style-name="Standard" style:list-style-name="L16">
      <style:paragraph-properties fo:margin-top="0cm" fo:margin-bottom="0.101cm"/>
    </style:style>
    <style:style style:name="T1" style:family="text">
      <style:text-properties fo:language="de" fo:country="DE" style:font-size-asian="10.5pt"/>
    </style:style>
    <style:style style:name="T2" style:family="text">
      <style:text-properties fo:color="#8b26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 01: </text:p>
      <text:p text:style-name="P2">Erste Schritte mit Oxygen</text:p>
      <text:p text:style-name="P2"/>
      <text:p text:style-name="P3">Übersicht</text:p>
      <text:p text:style-name="P1">Ziel: Den Umgang mit dem XML-Editor Oxygen einüben, und einige der wichtigsten Funktionen und Hilfen des Editors kennenlernen. </text:p>
      <text:p text:style-name="P1">Materialien: Transkription des Textes “Monster” von Wir sind Helden (Album: Die Reklamation). Stylesheet „monster.css“ für Oxygen. </text:p>
      <text:p text:style-name="P1"/>
      <text:p text:style-name="P6">Vorgehen</text:p>
      <text:p text:style-name="P4"/>
      <text:list xml:id="list1387425651" text:style-name="L1">
        <text:list-item>
          <text:p text:style-name="P8">Materialien: Die Materialien im Ordner “01” öffnen und sichten.</text:p>
          <text:p text:style-name="P8"/>
        </text:list-item>
        <text:list-item>
          <text:p text:style-name="P8">XML-Dokument: Ein neues XML-Dokument in Oxygen öffnen. </text:p>
        </text:list-item>
      </text:list>
      <text:list xml:id="list1655534670" text:style-name="L2">
        <text:list-item>
          <text:list>
            <text:list-item>
              <text:p text:style-name="P9">Hierzu im Menü „File &gt; New Document“ wählen, dort „XML Document“ wählen.</text:p>
            </text:list-item>
            <text:list-item>
              <text:p text:style-name="P21"><text:span text:style-name="T1">Es sollte eine neue Datei geöffnet werden, in der nur eine Zeile Text ist: <text:line-break/></text:span><text:span text:style-name="T2">&lt;?xml version="1.0" encoding="UTF-8"?&gt;</text:span></text:p>
            </text:list-item>
          </text:list>
        </text:list-item>
      </text:list>
      <text:list xml:id="list1372114430" text:continue-list="list1387425651" text:style-name="L1">
        <text:list-header>
          <text:p text:style-name="P8"/>
        </text:list-header>
        <text:list-item>
          <text:p text:style-name="P8">Erste Überprüfung auf „Wohlgeformtheit“</text:p>
        </text:list-item>
      </text:list>
      <text:list xml:id="list964725476" text:style-name="L3">
        <text:list-item>
          <text:list>
            <text:list-item>
              <text:p text:style-name="P10">Im Menü „Dokument &gt; Validate &gt; Check Well-Formedness“ betätigen</text:p>
            </text:list-item>
            <text:list-item>
              <text:p text:style-name="P10">Ergebnis? </text:p>
              <text:p text:style-name="P10"/>
            </text:list-item>
          </text:list>
        </text:list-item>
      </text:list>
      <text:list xml:id="list103754617" text:continue-list="list1372114430" text:style-name="L1">
        <text:list-item>
          <text:p text:style-name="P8">Ein oberstes Element (sog. „root-element“) eingeben</text:p>
        </text:list-item>
      </text:list>
      <text:list xml:id="list102590948" text:style-name="L4">
        <text:list-item>
          <text:list>
            <text:list-item>
              <text:p text:style-name="P11">&lt;XML&gt; eingeben; was passiert?</text:p>
            </text:list-item>
            <text:list-item>
              <text:p text:style-name="P11">Wiederum auf „Wohlgeformtheit“ überprüfen; wie im vorigen Schritt, oder, einfacher: „Strg+Shift+W“.</text:p>
            </text:list-item>
            <text:list-item>
              <text:p text:style-name="P11">Ergebnis?</text:p>
              <text:p text:style-name="P11"><text:s/></text:p>
            </text:list-item>
          </text:list>
        </text:list-item>
      </text:list>
      <text:list xml:id="list345822566" text:continue-list="list103754617" text:style-name="L1">
        <text:list-item>
          <text:p text:style-name="P8">Start-Element für das Lied „Monster“ von Wir sind Helden eingeben</text:p>
        </text:list-item>
      </text:list>
      <text:list xml:id="list297628779" text:style-name="L5">
        <text:list-item>
          <text:list>
            <text:list-item>
              <text:p text:style-name="P12">Zwischen dem öffnenden und dem schließenden XML-Element eine neue Zeile eingeben</text:p>
            </text:list-item>
            <text:list-item>
              <text:p text:style-name="P12">Dort eintippen: &lt;Lied typ=“ </text:p>
            </text:list-item>
            <text:list-item>
              <text:p text:style-name="P12">Was macht Oxygen?</text:p>
            </text:list-item>
            <text:list-item>
              <text:p text:style-name="P12">Weiter Eintippen: &lt;Lied typ=“Deutschpop“&gt;</text:p>
            </text:list-item>
            <text:list-item>
              <text:p text:style-name="P12">Was macht Oxygen? </text:p>
            </text:list-item>
            <text:list-item>
              <text:p text:style-name="P12">Zwischen dem öffnenden und dem schließenden „Lied“-Element eine neue Zeile einfügen</text:p>
            </text:list-item>
            <text:list-item>
              <text:p text:style-name="P12">Wohlgeformtheit überprüfen (Strg+Shift+W).</text:p>
              <text:p text:style-name="P12"/>
            </text:list-item>
          </text:list>
        </text:list-item>
      </text:list>
      <text:list xml:id="list952449620" text:continue-list="list345822566" text:style-name="L1">
        <text:list-item>
          <text:p text:style-name="P8"><text:soft-page-break/>Die Transkription des Lieds „Monster“ in die XML-Datei einfügen</text:p>
        </text:list-item>
      </text:list>
      <text:list xml:id="list1406585261" text:style-name="L6">
        <text:list-item>
          <text:list>
            <text:list-item>
              <text:p text:style-name="P13">Die Datei „Monster-Transkription“ öffnen.</text:p>
            </text:list-item>
            <text:list-item>
              <text:p text:style-name="P13">Den Liedtext kopieren und in Oxygen zwischen die „Lied“-Elemente einfügen</text:p>
            </text:list-item>
            <text:list-item>
              <text:p text:style-name="P13">Wohlgeformtheit überprüfen (Strg+Shift+W).</text:p>
              <text:p text:style-name="P13"/>
            </text:list-item>
          </text:list>
        </text:list-item>
      </text:list>
      <text:list xml:id="list770375031" text:continue-list="list952449620" text:style-name="L1">
        <text:list-item>
          <text:p text:style-name="P8">Kleine Analyse des Liedtextes: welche Merkmale kann man unterscheiden, und welche Namen könnten wir ihnen geben? (Wir arbeiten noch nicht mit TEI, also können die Namen im Rahmen der XML-Konventionen frei erfunden werden.) Bitte fügen Sie hier eine Liste von 3-4 Merkmalen mit geeigneten Element-Namen an: </text:p>
        </text:list-item>
      </text:list>
      <text:list xml:id="list528002083" text:style-name="L7">
        <text:list-item>
          <text:list>
            <text:list-item>
              <text:p text:style-name="P14"><text:s/>Strophe<text:tab/><text:tab/><text:tab/><text:tab/><text:tab/><text:tab/>: <text:s text:c="6"/></text:p>
            </text:list-item>
            <text:list-item>
              <text:p text:style-name="P14"><text:s/>Refrain<text:tab/><text:tab/><text:tab/><text:tab/><text:tab/><text:tab/>: <text:s text:c="6"/></text:p>
            </text:list-item>
            <text:list-item>
              <text:p text:style-name="P14"><text:s/>Zeile<text:tab/><text:tab/><text:tab/><text:tab/><text:tab/><text:tab/><text:tab/>: <text:s text:c="6"/></text:p>
            </text:list-item>
            <text:list-item>
              <text:p text:style-name="P14"><text:s/>Titel<text:tab/><text:tab/><text:tab/><text:tab/><text:tab/><text:tab/><text:tab/>: <text:s text:c="6"/></text:p>
            </text:list-item>
            <text:list-item>
              <text:p text:style-name="P14"><text:s/><text:tab/><text:tab/><text:tab/><text:tab/><text:tab/><text:tab/><text:tab/><text:tab/>: <text:s text:c="6"/></text:p>
              <text:p text:style-name="P14"><text:s text:c="2"/></text:p>
            </text:list-item>
          </text:list>
        </text:list-item>
      </text:list>
      <text:list xml:id="list1281935304" text:continue-list="list770375031" text:style-name="L1">
        <text:list-item>
          <text:p text:style-name="P8">Jetzt bitte zunächst den Titel des Liedtextes mit den passenden Tags umgeben. Zur Erinnerung ein paar XML-Prinzipien: Jedes Element hat ein öffnendes und ein schließendes Tag; Elemente müssen hierarchisch angeordnet werden und können nicht miteinander überlappen. </text:p>
        </text:list-item>
      </text:list>
      <text:list xml:id="list781186642" text:style-name="L8">
        <text:list-item>
          <text:list>
            <text:list-item>
              <text:p text:style-name="P15">Vor dem Titel des Lieds ein Tag einfügen, bspw.: &lt;Titel&gt;; was passiert? </text:p>
            </text:list-item>
            <text:list-item>
              <text:p text:style-name="P15">Das zweite &lt;Titel/&gt;-Tag (das End-Tag) löschen;</text:p>
            </text:list-item>
            <text:list-item>
              <text:p text:style-name="P15">Auf Wohlgeformtheit überprüfen; was passiert? </text:p>
            </text:list-item>
            <text:list-item>
              <text:p text:style-name="P15">Am Ende des Titels „&lt;“ eingeben; was passiert? </text:p>
            </text:list-item>
            <text:list-item>
              <text:p text:style-name="P15">Den Vorschlag von Oxygen annehmen, indem man „Return“ tippt. </text:p>
            </text:list-item>
            <text:list-item>
              <text:p text:style-name="P15">Auf Wohlgeformtheit überprüfen</text:p>
              <text:p text:style-name="P15"/>
            </text:list-item>
          </text:list>
        </text:list-item>
      </text:list>
      <text:list xml:id="list1599087707" text:continue-list="list1281935304" text:style-name="L1">
        <text:list-item>
          <text:p text:style-name="P8">Weitere Elemente einfügen, insbesondere diejenigen für Strophen und Zeilen.</text:p>
        </text:list-item>
      </text:list>
      <text:list xml:id="list668052926" text:style-name="L9">
        <text:list-item>
          <text:list>
            <text:list-item>
              <text:p text:style-name="P16">Die Strophen und Zeilen (optional weitere Merkmale) kodieren. </text:p>
            </text:list-item>
            <text:list-item>
              <text:p text:style-name="P16">Hinweis: Einen Textbereich kann man mit einem Element umgeben, wenn man den Textbereich markiert, und dann „Strg+E“ drückt. In das sich öffnende Textfeld gibt man den Element-Namen ein. </text:p>
            </text:list-item>
            <text:list-item>
              <text:p text:style-name="P16">Was passiert, wenn man nicht erlaubte Zeichen für den Elementnamen verwendet? (Bspw. eine Zahl am Anfang, oder eine eckige Klammer im Elementnamen)</text:p>
            </text:list-item>
            <text:list-item>
              <text:p text:style-name="P16">Hinweis: Man kann die Formatierung des Dokuments wieder gleichmäßig machen, indem man im Menü folgendes klickt: „Document &gt; Source &gt; „Format and Indent“; oder: „Strg+Shift+I“). <text:line-break/></text:p>
            </text:list-item>
          </text:list>
        </text:list-item>
      </text:list>
      <text:list xml:id="list1424856793" text:continue-list="list1599087707" text:style-name="L1">
        <text:list-item>
          <text:p text:style-name="P22"><text:span text:style-name="T1">Die Datei „Monster2.xml“ mit Oxygen öffnen.</text:span></text:p>
        </text:list-item>
      </text:list>
      <text:list xml:id="list624937819" text:style-name="L12">
        <text:list-item>
          <text:list>
            <text:list-item>
              <text:p text:style-name="P23"><text:span text:style-name="T1">Das Dokument sollte die Datei aus Teil 1 der Aufgabe enthalten; je nachdem, wie Sie </text:span><text:soft-page-break/><text:span text:style-name="T1">den Liedtext kodiert haben, wird das Beispiel hier mehr oder weniger stark abweichen. </text:span></text:p>
            </text:list-item>
            <text:list-item>
              <text:p text:style-name="P23"><text:span text:style-name="T1">Schauen Sie sich einmal an, wie das Dokument kodiert ist, und welche Elemente vorkommen</text:span></text:p>
              <text:p text:style-name="P23"><text:span text:style-name="T1"/></text:p>
            </text:list-item>
          </text:list>
        </text:list-item>
      </text:list>
      <text:list xml:id="list2171277205" text:continue-list="list1424856793" text:style-name="L1">
        <text:list-item>
          <text:p text:style-name="P8">Stylesheet für diese XML-Datei anschauen</text:p>
        </text:list-item>
      </text:list>
      <text:list xml:id="list702273933" text:style-name="L14">
        <text:list-item>
          <text:list>
            <text:list-item>
              <text:p text:style-name="P18">Mit Oxygen die Datei „monster.css“ öffnen</text:p>
            </text:list-item>
            <text:list-item>
              <text:p text:style-name="P18">Verstehen Sie, wie diese Datei funktioniert? Was drückt Sie aus? </text:p>
              <text:p text:style-name="P18"/>
            </text:list-item>
          </text:list>
        </text:list-item>
      </text:list>
      <text:list xml:id="list494119803" text:continue-list="list2171277205" text:style-name="L1">
        <text:list-item>
          <text:p text:style-name="P8">Stylesheet mit der Datei assoziieren</text:p>
        </text:list-item>
      </text:list>
      <text:list xml:id="list1073485132" text:style-name="L16">
        <text:list-item>
          <text:list>
            <text:list-item>
              <text:p text:style-name="P25"><text:span text:style-name="T1">Menü: „Document &gt; XML Document &gt; Associate XSLT/CSS Stylesheet“ wählen</text:span></text:p>
            </text:list-item>
          </text:list>
        </text:list-item>
      </text:list>
      <text:list xml:id="list1078191463" text:style-name="L15">
        <text:list-item>
          <text:list>
            <text:list-item>
              <text:p text:style-name="P24"><text:span text:style-name="T1">Im Dialog die Datei „monster.css“ auswählen</text:span></text:p>
              <text:p text:style-name="P19"/>
            </text:list-item>
          </text:list>
        </text:list-item>
      </text:list>
      <text:list xml:id="list315182358" text:continue-list="list494119803" text:style-name="L1">
        <text:list-item>
          <text:p text:style-name="P8">Datei mit Stylesheet visualisieren (im Browser und in Oxygen): </text:p>
        </text:list-item>
      </text:list>
      <text:list xml:id="list483343354" text:style-name="L13">
        <text:list-item>
          <text:list>
            <text:list-item>
              <text:p text:style-name="P17">Menü: „Document &gt; File &gt; Open in Browser/Application“ auswählen</text:p>
            </text:list-item>
            <text:list-item>
              <text:p text:style-name="P17">Was ist das Ergebnis? </text:p>
            </text:list-item>
            <text:list-item>
              <text:p text:style-name="P17">Zum „Author“-View umschalten: an unteren Bildrand von Oxygen auf „Author“ klicken</text:p>
            </text:list-item>
            <text:list-item>
              <text:p text:style-name="P17">Was ist das Ergebnis? Worin unterscheiden sich die beiden Ansichten?</text:p>
              <text:p text:style-name="P17"/>
            </text:list-item>
          </text:list>
        </text:list-item>
      </text:list>
      <text:list xml:id="list413720792" text:continue-list="list315182358" text:style-name="L1">
        <text:list-item>
          <text:p text:style-name="P8">Schon fertig? Dann gibt es hier eine Zusatz-Aufgabe! </text:p>
        </text:list-item>
      </text:list>
      <text:list xml:id="list792341115" text:style-name="L17">
        <text:list-item>
          <text:list>
            <text:list-item>
              <text:p text:style-name="P20">Geben Sie dem Strophen und den Refrains unterschiedliche Textfarben, indem Sie die Datei „monster.css“ modifizieren, speichern. </text:p>
            </text:list-item>
            <text:list-item>
              <text:p text:style-name="P20">Kontrollieren Sie das Ergebnis, indem Sie die Datei erneut im Browser öffnen</text:p>
            </text:list-item>
          </text:list>
        </text:list-item>
      </text:list>
      <text:p text:style-name="P4"/>
      <text:p text:style-name="P4">Ende der Aufgabe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FreeSans" fo:font-size="11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3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1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 </meta:initial-creator>
    <meta:creation-date>2012-08-19T14:36:06</meta:creation-date>
    <dc:date>2012-08-19T15:59:22</dc:date>
    <dc:creator>Christof </dc:creator>
    <meta:editing-duration>PT36M56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67" meta:word-count="656" meta:character-count="3094" meta:non-whitespace-character-count="3751"/>
  </office:meta>
</office:document-meta>
</file>